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9000001E75343997825EFF1E7.jpg" manifest:media-type="image/jpeg"/>
  <manifest:file-entry manifest:full-path="Pictures/10000000000000C8000000B4309C000D61193FAF.jpg" manifest:media-type="image/jpeg"/>
  <manifest:file-entry manifest:full-path="Pictures/10000000000001C6000000918C9F3DF5B3930E5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loext:opacity="100%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1">11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i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usein tietokantojen varmistuksia kannattaa tehdä?</text:span></text:p>
              </text:list-item>
              <text:list-item>
                <text:p text:style-name="P12"><text:span text:style-name="T6">Kannattaako aina tehdä ns. full backup? Milloin kannattaa ryhtyä ottamaan myös inkrementaalisia varmistuksia?</text:span></text:p>
              </text:list-item>
              <text:list-item>
                <text:p text:style-name="P12"><text:span text:style-name="T6">Millainen voisi olla aikataulusuunnitelma tällaisten varmistusten teosta viikkotasolla esimerkiksi?</text:span></text:p>
              </text:list-item>
              <text:list-item>
                <text:p text:style-name="P12"><text:span text:style-name="T6">Miten varmistukset tietokannasta tehdään?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ahden eri transaktion kilpailutilanne samasta datarivistä tietokannan taulussa.</text:span></text:p>
              </text:list-item>
              <text:list-item>
                <text:p text:style-name="P12"><text:span text:style-name="T6">Mitä ongelmia tulisi eteen, jollei kahden käyttäjän muutoksia samaan dataan suoritettaisi transaktioiden hallinnan alaisuudessa?</text:span></text:p>
              </text:list-item>
              <text:list-item>
                <text:p text:style-name="P12"><text:span text:style-name="T6">Kuvittele tilannetta, jossa käyttäjä nimeltä Milla haluaa maksaa operaattorilleen laskunsa täsmälleen samaan aikaan kuin Nikokin. Mikä on kaikkein pahin mahdollinen ongelma tässä tilanteessa ilman transaktioiden hallinnan käyttö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varmistusten tekeminen on tärkeää?</text:span></text:p>
              </text:list-item>
              <text:list-item>
                <text:p text:style-name="P12"><text:span text:style-name="T6">Millainen suunnitelma kannattaisi esimerkiksi tehdä varmistusten tekemisestä?</text:span><text:span text:style-name="T6"><text:line-break/></text:span><text:span text:style-name="T6">Kannattaako ottaa varmistus joka yö?</text:span><text:span text:style-name="T6"><text:line-break/></text:span><text:span text:style-name="T6">Kannattaaka ottaa varmistus aina koko tietokannasta vai vain uusista muutoksista, joita on tullut edellisestä vamistuksesta?</text:span><text:span text:style-name="T6"><text:line-break/></text:span><text:span text:style-name="T6">Milloin näin kannattaisi alkaa toimimaan?</text:span></text:p>
              </text:list-item>
              <text:list-item>
                <text:p text:style-name="P12"><text:span text:style-name="T6">Varmistusten onnistumisesta varmistuminen</text:span><text:span text:style-name="T6"><text:line-break/></text:span><text:span text:style-name="T6">Kuinka usein varmistuksen onnistumisesta kannattaa varmistua?</text:span><text:span text:style-name="T6"><text:line-break/></text:span><text:span text:style-name="T6">Miten se kannattaa tehdä?</text:span><text:span text:style-name="T6"><text:line-break/></text:span><text:span text:style-name="T6">Minne varmistus kannattaa tehdä? Systeemilevylle? Verkkolevylle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 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Varmistuksen palauttaminen</text:span><text:span text:style-name="T6"><text:line-break/></text:span><text:span text:style-name="T6">Miten varmistuksen voi palauttaa tuotannollisessa käytössä olevaan tietokantaan?</text:span><text:span text:style-name="T6"><text:line-break/></text:span><text:span text:style-name="T6">Onko kyseinen tietokanta pakko siirtää niin sanottuun Single User tilaan?</text:span><text:span text:style-name="T6"><text:line-break/></text:span><text:span text:style-name="T6">Onko siis toisin sanoen pakko pyytää kaikki käyttäjät poistumaan kyseisestä tietokannasta varmistukselta palautuksen ajaksi?</text:span><text:span text:style-name="T6"><text:line-break/></text:span><text:span text:style-name="T6">Asiaa kannattaa kokeilla.</text:span></text:p>
              </text:list-item>
              <text:list-item>
                <text:p text:style-name="P12"><text:span text:style-name="T6">Tutustuminen Microsoft SQL Server:in varmistusten tekemiseen (backup).</text:span></text:p>
              </text:list-item>
              <text:list-item>
                <text:p text:style-name="P12"><text:span text:style-name="T6">Tutustuminen Microsoft SQL Server:in varmistusten palauttamiseen (restore).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 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1">11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5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false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false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false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false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false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false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8C9F3DF5B3930E5C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1">11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5343997825EFF1E7.jpg" xlink:type="simple" xlink:show="embed" xlink:actuate="onLoad" draw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vellutuksen elinkaari</dc:title>
    <meta:initial-creator>Isonikkilä Sauli</meta:initial-creator>
    <meta:editing-cycles>224</meta:editing-cycles>
    <meta:print-date>2020-09-28T07:56:54</meta:print-date>
    <meta:creation-date>2020-11-11T09:16:24</meta:creation-date>
    <dc:date>2024-03-11T15:03:37.354000000</dc:date>
    <meta:editing-duration>PT11H44M2S</meta:editing-duration>
    <meta:generator>LibreOffice/7.2.0.4$Windows_X86_64 LibreOffice_project/9a9c6381e3f7a62afc1329bd359cc48accb6435b</meta:gener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